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" svg:font-family="" style:font-family-generic="roman"/>
    <style:font-face style:name="Monospace" svg:font-family="Monospace" style:font-pitch="fixed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8.861cm"/>
    </style:style>
    <style:style style:name="co3" style:family="table-column">
      <style:table-column-properties fo:break-before="auto" style:column-width="3.362cm"/>
    </style:style>
    <style:style style:name="co5" style:family="table-column">
      <style:table-column-properties fo:break-before="auto" style:column-width="14.933cm"/>
    </style:style>
    <style:style style:name="co6" style:family="table-column">
      <style:table-column-properties fo:break-before="auto" style:column-width="8.29cm"/>
    </style:style>
    <style:style style:name="co7" style:family="table-column">
      <style:table-column-properties fo:break-before="auto" style:column-width="10.8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ext-properties style:text-underline-style="none"/>
    </style:style>
    <style:style style:name="ce4" style:family="table-cell" style:parent-style-name="Default">
      <style:text-properties style:text-underline-style="none"/>
    </style:style>
    <style:style style:name="ce5" style:family="table-cell" style:parent-style-name="Default">
      <style:text-properties style:font-name="Arial" style:font-name-asian="DejaVu Sans" style:font-name-complex="DejaVu Sans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Cumberland AMT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Cumberland AMT" style:font-size-asian="10pt" style:language-asian="zh" style:country-asian="CN" style:font-style-asian="normal" style:font-weight-asian="normal" style:font-name-complex="Cumberland AMT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no-wrap" style:vertical-align="justify" style:vertical-justify="distribute"/>
      <style:text-properties style:use-window-font-color="true" style:text-outline="false" style:text-line-through-style="none" style:font-name="Cumberland AMT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Cumberland AMT" style:font-size-asian="10pt" style:language-asian="zh" style:country-asian="CN" style:font-style-asian="normal" style:font-weight-asian="normal" style:font-name-complex="Cumberland AMT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no-wrap"/>
      <style:text-properties style:use-window-font-color="true" style:text-outline="false" style:text-line-through-style="none" style:font-name="Cumberland AMT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Cumberland AMT" style:font-size-asian="10pt" style:language-asian="zh" style:country-asian="CN" style:font-style-asian="normal" style:font-weight-asian="normal" style:font-name-complex="Cumberland AMT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text-underline-style="solid" style:text-underline-width="auto" style:text-underline-color="font-color"/>
    </style:style>
    <style:style style:name="ce10" style:family="table-cell" style:parent-style-name="Default">
      <style:text-properties fo:color="#cd32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color="#0000c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fo:color="#0000c0" style:text-outline="false" style:text-line-through-style="none" style:font-name="Monospace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-asian="DejaVu Sans" style:font-name-complex="DejaVu Sans"/>
    </style:style>
  </office:automatic-styles>
  <office:body>
    <office:spreadsheet>
      <table:table table:name="acciones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ce6"/>
        <table:table-column table:style-name="co6" table:default-cell-style-name="Default"/>
        <table:table-column table:style-name="co7" table:default-cell-style-name="Default"/>
        <table:table-column table:style-name="co4" table:number-columns-repeated="4" table:default-cell-style-name="Default"/>
        <table:table-row table:style-name="ro1">
          <table:table-cell office:value-type="string">
            <text:p>Url</text:p>
          </table:table-cell>
          <table:table-cell office:value-type="string">
            <text:p>Http type</text:p>
          </table:table-cell>
          <table:table-cell table:style-name="Default" office:value-type="string">
            <text:p>return ok</text:p>
          </table:table-cell>
          <table:table-cell office:value-type="string">
            <text:p>Uso</text:p>
          </table:table-cell>
          <table:table-cell office:value-type="string">
            <text:p>Example</text:p>
          </table:table-cell>
          <table:table-cell table:number-columns-repeated="4"/>
        </table:table-row>
        <table:table-row table:style-name="ro1">
          <table:table-cell table:style-name="ce1" office:value-type="string">
            <text:p><text:s/>https://www.dinerotaxi.com/usersApi/createUser</text:p>
          </table:table-cell>
          <table:table-cell office:value-type="string">
            <text:p>get</text:p>
          </table:table-cell>
          <table:table-cell office:value-type="string">
            <text:p>{"status":100,”token”:”asdasd”} </text:p>
          </table:table-cell>
          <table:table-cell office:value-type="string">
            <text:p>Crea el usuario y genera token</text:p>
          </table:table-cell>
          <table:table-cell office:value-type="string">
            <text:p>json={"politics":"1","lastName":"sss","phone":"1231231231","password2":"asdasd","email":"<text:a xlink:href="mailto:pedro@gmail.com">pedro@gmail.com</text:a>","username":"pedro@gmail.com","firstName":"sss","password":"asdasd","agree":"1"}&amp;userType=user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s/><text:a xlink:href="https://www.dinerotaxi/">https://www.dinerotaxi</text:a>.com/usersApi/isAvailable</text:p>
          </table:table-cell>
          <table:table-cell office:value-type="string">
            <text:p>get</text:p>
          </table:table-cell>
          <table:table-cell office:value-type="string">
            <text:p>{"status":100} </text:p>
          </table:table-cell>
          <table:table-cell office:value-type="string">
            <text:p>Esta abilitado?</text:p>
          </table:table-cell>
          <table:table-cell office:value-type="string">
            <text:p>json={"email":"pedro@gmail.com","username":"pedro@gmail.com"}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s/>https://www.dinerotaxi.com/usersApi/addDevice</text:p>
          </table:table-cell>
          <table:table-cell office:value-type="string">
            <text:p>get</text:p>
          </table:table-cell>
          <table:table-cell office:value-type="string">
            <text:p>{"status":100} </text:p>
          </table:table-cell>
          <table:table-cell office:value-type="string">
            <text:p>Adjunta device a un usuario</text:p>
          </table:table-cell>
          <table:table-cell office:value-type="string">
            <text:p>token=V3T2sTRlvTlaTJcKW4j4mQ==&amp;json={"keyValue":"sssx","description":"ssss","dev":"ANDROID"}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s/>https://www.dinerotaxi.com/usersApi/logout</text:p>
          </table:table-cell>
          <table:table-cell office:value-type="string">
            <text:p>get</text:p>
          </table:table-cell>
          <table:table-cell office:value-type="string">
            <text:p>{"status":100} </text:p>
          </table:table-cell>
          <table:table-cell/>
          <table:table-cell office:value-type="string">
            <text:p>token=Ms7PpG76S6u4OI0UMZwuHA==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s/>https://www.dinerotaxi.com/usersApi/login</text:p>
          </table:table-cell>
          <table:table-cell office:value-type="string">
            <text:p>get</text:p>
          </table:table-cell>
          <table:table-cell office:value-type="string">
            <text:p>{"status":100,”token”:”asdasd”} </text:p>
          </table:table-cell>
          <table:table-cell/>
          <table:table-cell office:value-type="string">
            <text:p>json={"email":"pedro@gmail.com","username":"pedro@gmail.com"}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s/><text:a xlink:href="http://www.dinerotaxi.com/tripApi/createTrip">http://www.dinerotaxi.com/tripApi/createTrip</text:a></text:p>
          </table:table-cell>
          <table:table-cell office:value-type="string">
            <text:p>get</text:p>
          </table:table-cell>
          <table:table-cell office:value-type="string">
            <text:p>{"status":100,”id”:33} </text:p>
          </table:table-cell>
          <table:table-cell/>
          <table:table-cell office:value-type="string">
            <text:p>token=ofhnvEu98GpxzKSfAc/AeQ==&amp;placeFrom={'name':'Manuel Ugarte 3867, Buenos Aires, Ciudad Autónoma de Buenos Aires, Argentina','lat':-34.5641195,'lng':-58.476537199999996,'northEastLatBound':-34.5627767697085,'northEastLngBound':-58.47518266970849,'southWestLatBound':-34.5654747302915,'southWestLngBound':-58.47788063029145,'country':'Argentina','countryCode':'AR','locality':'Buenos Aires','admin1Code':'Ciudad Autónoma de Buenos Aires','admin2Code':'','admin3Code':'','street':'Manuel Ugarte','streetNumber':'3867','postalCode':'','locationType':'RANGE_INTERPOLATED','type':'street_address','latlng':{'$a':-34.5641195,'ab':-58.476537199999996},'viewport':{'aa':{'b':-34.5654747302915,'j':-34.5627767697085},'ba':{'b':-58.47788063029145,'j':-58.47518266970849}}}&amp;favoriteName=casa&amp;isFavorite=true&amp;piso='1'&amp;departamento='2'&amp;comentarios='c'&amp;placeTo={'name':'Manuel Ugarte 3867, Buenos Aires, Ciudad Autónoma de Buenos Aires, Argentina','lat':-34.5641195,'lng':-58.476537199999996,'northEastLatBound':-34.5627767697085,'northEastLngBound':-58.47518266970849,'southWestLatBound':-34.5654747302915,'southWestLngBound':-58.47788063029145,'country':'Argentina','countryCode':'AR','locality':'Buenos Aires','admin1Code':'Ciudad Autónoma de Buenos Aires','admin2Code':'','admin3Code':'','street':'Manuel Ugarte','streetNumber':'3867','postalCode':'','locationType':'RANGE_INTERPOLATED','type':'street_address','latlng':{'$a':-34.5641195,'ab':-58.476537199999996},'viewport':{'aa':{'b':-34.5654747302915,'j':-34.5627767697085},'ba':{'b':-58.47788063029145,'j':-58.47518266970849}}}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s/><text:a xlink:href="https://www.dinerotaxi.com/">https://www.dinerotaxi.com/</text:a>tripApi/cancelTrip</text:p>
          </table:table-cell>
          <table:table-cell office:value-type="string">
            <text:p>get</text:p>
          </table:table-cell>
          <table:table-cell office:value-type="string">
            <text:p>{"status":100} </text:p>
          </table:table-cell>
          <table:table-cell/>
          <table:table-cell office:value-type="string">
            <text:p>token=Xi3tYpHioI8t7BLGXB1pyA==&amp;id=38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s/><text:a xlink:href="https://www.dinerotaxi.com/">https://www.dinerotaxi.com/</text:a>tripApi/deleteAllTrip</text:p>
          </table:table-cell>
          <table:table-cell office:value-type="string">
            <text:p>get</text:p>
          </table:table-cell>
          <table:table-cell office:value-type="string">
            <text:p>{"status":100} </text:p>
          </table:table-cell>
          <table:table-cell/>
          <table:table-cell office:value-type="string">
            <text:p>token=Xi3tYpHioI8t7BLGXB1pyA==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a xlink:href="http://localhost:8080/dinerotaxi/tripApi/deleteTrip">http://localhost:8080/dinerotaxi/tripApi/deleteTrip</text:a></text:p>
          </table:table-cell>
          <table:table-cell office:value-type="string">
            <text:p>get</text:p>
          </table:table-cell>
          <table:table-cell office:value-type="string">
            <text:p>{"status":100} </text:p>
          </table:table-cell>
          <table:table-cell/>
          <table:table-cell office:value-type="string">
            <text:p>token=Xi3tYpHioI8t7BLGXB1pyA==&amp;id=38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s/><text:a xlink:href="https://www.dinerotaxi.com/tripApi/deleteListTrip">https://www.dinerotaxi.com/tripApi/deleteListTrip</text:a></text:p>
          </table:table-cell>
          <table:table-cell office:value-type="string">
            <text:p>get</text:p>
          </table:table-cell>
          <table:table-cell office:value-type="string">
            <text:p>{"status":100} </text:p>
          </table:table-cell>
          <table:table-cell/>
          <table:table-cell office:value-type="string">
            <text:p>token=Xi3tYpHioI8t7BLGXB1pyA==&amp;id=38,39</text:p>
          </table:table-cell>
          <table:table-cell table:number-columns-repeated="4"/>
        </table:table-row>
        <table:table-row table:style-name="ro1">
          <table:table-cell table:style-name="ce4" office:value-type="string">
            <text:p><text:s/><text:a xlink:href="https://www.dinerotaxi.com/tripApi">https://www.dinerotaxi.com/tripApi</text:a>/getListTrip</text:p>
          </table:table-cell>
          <table:table-cell office:value-type="string">
            <text:p>get</text:p>
          </table:table-cell>
          <table:table-cell office:value-type="string">
            <text:p>{"status":100,"id":"39,40"} </text:p>
          </table:table-cell>
          <table:table-cell/>
          <table:table-cell office:value-type="string">
            <text:p>token=Xi3tYpHioI8t7BLGXB1pyA==</text:p>
          </table:table-cell>
          <table:table-cell table:number-columns-repeated="4"/>
        </table:table-row>
        <table:table-row table:style-name="ro1">
          <table:table-cell office:value-type="string">
            <text:p><text:s/><text:a xlink:href="https://www.dinerotaxi.com/tripApi/getTrip">https://www.dinerotaxi.com/tripApi/getTrip</text:a></text:p>
          </table:table-cell>
          <table:table-cell office:value-type="string">
            <text:p>get</text:p>
          </table:table-cell>
          <table:table-cell table:style-name="ce7" office:value-type="string">
            <text:p>{"status":100,"opid":39,"creationDate":"2012-05-03T18:11:33Z","placeFrom":{"class":"ar.com.goliath.Place","id":50,"i18n":[{"class":"Place_i18n","id":50}],"json":"{'name':'Manuel Ugarte 3867, Buenos Aires, Ciudad Autónoma de Buenos Aires, Argentina','lat':-34.5641195,'lng':-58.476537199999996,'northEastLatBound':-34.5627767697085,'northEastLngBound':-58.47518266970849,'southWestLatBound':-34.5654747302915,'southWestLngBound':-58.47788063029145,'country':'Argentina','countryCode':'AR','locality':'Buenos Aires','admin1Code':'Ciudad Autónoma de Buenos Aires','admin2Code':'','admin3Code':'','street':'Manuel Ugarte','streetNumber':'3867','postalCode':'','locationType':'RANGE_INTERPOLATED','type':'street_address','latlng':{'$a':-34.5641195,'ab':-58.476537199999996},'viewport':{'aa':{'b':-34.5654747302915,'j':-34.5627767697085},'ba':{'b':-58.47788063029145,'j':-58.47518266970849}}}","lat":-34.5641195,"lng":-58.4765372,"locationType":"RANGE_INTERPOLATED","northEastLatBound":-34.5627767697085,"northEastLngBound":-58.4751826697085,"postalCode":null,"southWestLatBound":-34.5654747302915,"southWestLngBound":-58.4778806302914,"streetNumber":"3867","type":"street_address"},"piso":"'1'","depto":"'2'","placeTo":{"class":"ar.com.goliath.Place","id":51,"i18n":[{"class":"Place_i18n","id":51}],"json":"{'name':'Manuel Ugarte 3867, Buenos Aires, Ciudad Autónoma de Buenos Aires, Argentina','lat':-34.5641195,'lng':-58.476537199999996,'northEastLatBound':-34.5627767697085,'northEastLngBound':-58.47518266970849,'southWestLatBound':-34.5654747302915,'southWestLngBound':-58.47788063029145,'country':'Argentina','countryCode':'AR','locality':'Buenos Aires','admin1Code':'Ciudad Autónoma de Buenos Aires','admin2Code':'','admin3Code':'','street':'Manuel Ugarte','streetNumber':'3867','postalCode':'','locationType':'RANGE_INTERPOLATED','type':'street_address','latlng':{'$a':-34.5641195,'ab':-58.476537199999996},'viewport':{'aa':{'b':-34.5654747302915,'j':-34.5627767697085},'ba':{'b':-58.47788063029145,'j':-58.47518266970849}}}","lat":-34.5641195,"lng":-58.4765372,"locationType":"RANGE_INTERPOLATED","northEastLatBound":-34.5627767697085,"northEastLngBound":-58.4751826697085,"postalCode":null,"southWestLatBound":-34.5654747302915,"southWestLngBound":-58.4778806302914,"streetNumber":"3867","type":"street_address"},"comments":"'c'"} </text:p>
          </table:table-cell>
          <table:table-cell/>
          <table:table-cell office:value-type="string">
            <text:p>token=Xi3tYpHioI8t7BLGXB1pyA==&amp;id=39</text:p>
          </table:table-cell>
          <table:table-cell table:number-columns-repeated="4"/>
        </table:table-row>
        <table:table-row table:style-name="ro1">
          <table:table-cell office:value-type="string">
            <text:p><text:s/><text:a xlink:href="https://www.dinerotaxi.com/favoritesApi">https://www.dinerotaxi.com/favoritesApi</text:a>/createFavorite</text:p>
          </table:table-cell>
          <table:table-cell office:value-type="string">
            <text:p>get</text:p>
          </table:table-cell>
          <table:table-cell office:value-type="string">
            <text:p>{"status":100,”id”:33} </text:p>
          </table:table-cell>
          <table:table-cell/>
          <table:table-cell office:value-type="string">
            <text:p>token=ofhnvEu98GpxzKSfAc/AeQ==&amp;placeFrom={'name':'Manuel Ugarte 3867, Buenos Aires, Ciudad Autónoma de Buenos Aires, Argentina','lat':-34.5641195,'lng':-58.476537199999996,'northEastLatBound':-34.5627767697085,'northEastLngBound':-58.47518266970849,'southWestLatBound':-34.5654747302915,'southWestLngBound':-58.47788063029145,'country':'Argentina','countryCode':'AR','locality':'Buenos Aires','admin1Code':'Ciudad Autónoma de Buenos Aires','admin2Code':'','admin3Code':'','street':'Manuel Ugarte','streetNumber':'3867','postalCode':'','locationType':'RANGE_INTERPOLATED','type':'street_address','latlng':{'$a':-34.5641195,'ab':-58.476537199999996},'viewport':{'aa':{'b':-34.5654747302915,'j':-34.5627767697085},'ba':{'b':-58.47788063029145,'j':-58.47518266970849}}}&amp;favoriteName=casa&amp;piso='1'&amp;departamento='2'</text:p>
          </table:table-cell>
          <table:table-cell table:number-columns-repeated="4"/>
        </table:table-row>
        <table:table-row table:style-name="ro1">
          <table:table-cell office:value-type="string">
            <text:p><text:s/><text:a xlink:href="https://www.dinerotaxi.com/favoritesApi">https://www.dinerotaxi.com/favoritesApi</text:a>/deleteListFavorites</text:p>
          </table:table-cell>
          <table:table-cell office:value-type="string">
            <text:p>get</text:p>
          </table:table-cell>
          <table:table-cell office:value-type="string">
            <text:p>{"status":100} </text:p>
          </table:table-cell>
          <table:table-cell/>
          <table:table-cell office:value-type="string">
            <text:p>token=Xi3tYpHioI8t7BLGXB1pyA==&amp;id=38,39</text:p>
          </table:table-cell>
          <table:table-cell table:number-columns-repeated="4"/>
        </table:table-row>
        <table:table-row table:style-name="ro1">
          <table:table-cell office:value-type="string">
            <text:p><text:s/><text:a xlink:href="https://www.dinerotaxi.com/favoritesApi">https://www.dinerotaxi.com/favoritesApi</text:a>/deleteFavorite</text:p>
          </table:table-cell>
          <table:table-cell office:value-type="string">
            <text:p>get</text:p>
          </table:table-cell>
          <table:table-cell office:value-type="string">
            <text:p>{"status":100} </text:p>
          </table:table-cell>
          <table:table-cell/>
          <table:table-cell office:value-type="string">
            <text:p>token=Xi3tYpHioI8t7BLGXB1pyA==&amp;id=38</text:p>
          </table:table-cell>
          <table:table-cell table:number-columns-repeated="4"/>
        </table:table-row>
        <table:table-row table:style-name="ro1">
          <table:table-cell office:value-type="string">
            <text:p><text:s/><text:a xlink:href="https://www.dinerotaxi.com/favoritesApi">https://www.dinerotaxi.com/favoritesApi</text:a>/getListFavorites</text:p>
          </table:table-cell>
          <table:table-cell office:value-type="string">
            <text:p>get</text:p>
          </table:table-cell>
          <table:table-cell office:value-type="string">
            <text:p>{"status":100} </text:p>
          </table:table-cell>
          <table:table-cell/>
          <table:table-cell office:value-type="string">
            <text:p>token=Xi3tYpHioI8t7BLGXB1pyA==&amp;id=38</text:p>
          </table:table-cell>
          <table:table-cell table:number-columns-repeated="4"/>
        </table:table-row>
        <table:table-row table:style-name="ro1">
          <table:table-cell office:value-type="string">
            <text:p><text:s/><text:a xlink:href="https://www.dinerotaxi.com/favoritesApi">https://www.dinerotaxi.com/favoritesApi</text:a>/deleteAllFavorites</text:p>
          </table:table-cell>
          <table:table-cell office:value-type="string">
            <text:p>get</text:p>
          </table:table-cell>
          <table:table-cell office:value-type="string">
            <text:p>{"status":100} </text:p>
          </table:table-cell>
          <table:table-cell/>
          <table:table-cell office:value-type="string">
            <text:p>token=Xi3tYpHioI8t7BLGXB1pyA==</text:p>
          </table:table-cell>
          <table:table-cell table:number-columns-repeated="4"/>
        </table:table-row>
        <table:table-row table:style-name="ro1">
          <table:table-cell office:value-type="string">
            <text:p><text:s/><text:a xlink:href="https://www.dinerotaxi.com/favoritesApi">https://www.dinerotaxi.com/favoritesApi</text:a>/isAvailable</text:p>
          </table:table-cell>
          <table:table-cell office:value-type="string">
            <text:p>get</text:p>
          </table:table-cell>
          <table:table-cell office:value-type="string">
            <text:p>{"status":100} </text:p>
          </table:table-cell>
          <table:table-cell/>
          <table:table-cell office:value-type="string">
            <text:p>token=Xi3tYpHioI8t7BLGXB1pyA==&amp;name=””</text:p>
          </table:table-cell>
          <table:table-cell table:number-columns-repeated="4"/>
        </table:table-row>
        <table:table-row table:style-name="ro1">
          <table:table-cell office:value-type="string">
            <text:p><text:s/><text:a xlink:href="https://www.dinerotaxi.com/favoritesApi">https://www.dinerotaxi.com/favoritesApi</text:a>/getFavorite</text:p>
          </table:table-cell>
          <table:table-cell table:style-name="ce5" office:value-type="string">
            <text:p><text:span text:style-name="T1">get</text:span></text:p>
          </table:table-cell>
          <table:table-cell table:style-name="ce8" office:value-type="string">
            <text:p>{"status":100,"placeFrom":{"class":"ar.com.goliath.Place","id":69,"i18n":[{"class":"Place_i18n","id":69}],"json":"{'name':'Manuel Ugarte 3867, Buenos Aires, Ciudad Autónoma de Buenos Aires, Argentina','lat':-34.5641195,'lng':-58.476537199999996,'northEastLatBound':-34.5627767697085,'northEastLngBound':-58.47518266970849,'southWestLatBound':-34.5654747302915,'southWestLngBound':-58.47788063029145,'country':'Argentina','countryCode':'AR','locality':'Buenos Aires','admin1Code':'Ciudad Autónoma de Buenos Aires','admin2Code':'','admin3Code':'','street':'Manuel Ugarte','streetNumber':'3867','postalCode':'','locationType':'RANGE_INTERPOLATED','type':'street_address','latlng':{'$a':-34.5641195,'ab':-58.476537199999996},'viewport':{'aa':{'b':-34.5654747302915,'j':-34.5627767697085},'ba':{'b':-58.47788063029145,'j':-58.47518266970849}}}","lat":-34.5641195,"lng":-58.4765372,"locationType":"RANGE_INTERPOLATED","northEastLatBound":-34.5627767697085,"northEastLngBound":-58.4751826697085,"postalCode":null,"southWestLatBound":-34.5654747302915,"southWestLngBound":-58.4778806302914,"streetNumber":"3867","type":"street_address"},"piso":"'1'","depto":"'2'","placeTo":null,"comments":null} </text:p>
          </table:table-cell>
          <table:table-cell/>
          <table:table-cell office:value-type="string">
            <text:p>token=Xi3tYpHioI8t7BLGXB1pyA==&amp;id=56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ce9"/>
        </table:table-row>
      </table:table>
      <table:table table:name="errores" table:style-name="ta1" table:print="false">
        <table:table-column table:style-name="co4" table:default-cell-style-name="ce10"/>
        <table:table-column table:style-name="co4" table:default-cell-style-name="Default"/>
        <table:table-row table:style-name="ro1">
          <table:table-cell table:style-name="Default" office:value-type="string">
            <text:p>Code</text:p>
          </table:table-cell>
          <table:table-cell office:value-type="string">
            <text:p>Valor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ok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Erroral guardar el usuario , <text:s/>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error al guardar el taxista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El usuario no tiene roll de usuario especifico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el usuario esta deshabilitado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table:style-name="ce11" office:value-type="string">
            <text:p>accountExpired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table:style-name="ce12" office:value-type="string">
            <text:p>passwordExpired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table:style-name="ce11" office:value-type="string">
            <text:p>accountLocked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no se puede desloguear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usuario existente 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persistent token falied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el usuario no es taxista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Token invalido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json invalido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/>
        </table:table-row>
        <table:table-row table:style-name="ro1">
          <table:table-cell office:value-type="float" office:value="116">
            <text:p>116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/>
        </table:table-row>
        <table:table-row table:style-name="ro1">
          <table:table-cell office:value-type="float" office:value="119">
            <text:p>119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No existe el token para ese usuario</text:p>
          </table:table-cell>
        </table:table-row>
        <table:table-row table:style-name="ro1">
          <table:table-cell table:style-name="Default" office:value-type="float" office:value="122">
            <text:p>122</text:p>
          </table:table-cell>
          <table:table-cell office:value-type="string">
            <text:p>No se encontro json values[0]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no se pudo guardar la operación</text:p>
          </table:table-cell>
        </table:table-row>
        <table:table-row table:style-name="ro1">
          <table:table-cell table:style-name="Default" office:value-type="float" office:value="124">
            <text:p>124</text:p>
          </table:table-cell>
          <table:table-cell office:value-type="string">
            <text:p>no se pudo cancelar la operación</text:p>
          </table:table-cell>
        </table:table-row>
        <table:table-row table:style-name="ro1">
          <table:table-cell table:style-name="Default" office:value-type="float" office:value="125">
            <text:p>125</text:p>
          </table:table-cell>
          <table:table-cell office:value-type="string">
            <text:p>este usuario no puede eliminar el item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no se encontro place from en la lista de items</text:p>
          </table:table-cell>
        </table:table-row>
        <table:table-row table:style-name="ro1">
          <table:table-cell table:style-name="Default" office:value-type="float" office:value="127">
            <text:p>127</text:p>
          </table:table-cell>
          <table:table-cell office:value-type="string">
            <text:p>falta calificacion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la calificacion no es correcta debe ser entre 1 y 5</text:p>
          </table:table-cell>
        </table:table-row>
        <table:table-row table:style-name="ro1">
          <table:table-cell table:style-name="Default" office:value-type="float" office:value="129">
            <text:p>129</text:p>
          </table:table-cell>
          <table:table-cell office:value-type="string">
            <text:p>ya existe una calificacion para esa operación</text:p>
          </table:table-cell>
        </table:table-row>
        <table:table-row table:style-name="ro1">
          <table:table-cell table:style-name="Default" office:value-type="float" office:value="130">
            <text:p>130</text:p>
          </table:table-cell>
          <table:table-cell office:value-type="string">
            <text:p>el recurso no esta disponible</text:p>
          </table:table-cell>
        </table:table-row>
        <table:table-row table:style-name="ro1" table:number-rows-repeated="5">
          <table:table-cell table:style-name="Default"/>
          <table:table-cell/>
        </table:table-row>
        <table:table-row table:style-name="ro1">
          <table:table-cell table:style-name="Default" office:value-type="float" office:value="1">
            <text:p>1</text:p>
          </table:table-cell>
          <table:table-cell office:value-type="string">
            <text:p>token not found</text:p>
          </table:table-cell>
        </table:table-row>
        <table:table-row table:style-name="ro1">
          <table:table-cell table:style-name="Default" office:value-type="float" office:value="2">
            <text:p>2</text:p>
          </table:table-cell>
          <table:table-cell office:value-type="string">
            <text:p>user not found</text:p>
          </table:table-cell>
        </table:table-row>
      </table:table>
      <table:table table:name="Hoja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" svg:font-family="" style:font-family-generic="roman"/>
    <style:font-face style:name="Monospace" svg:font-family="Monospace" style:font-pitch="fixed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3">03/05/2012</text:date>, <text:time>18:56:5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ot </meta:initial-creator>
    <meta:creation-date>2011-09-12T16:20:40</meta:creation-date>
    <dc:date>2012-05-03T18:56:29</dc:date>
    <dc:creator>user </dc:creator>
    <meta:editing-duration>P4DT17H24M33S</meta:editing-duration>
    <meta:editing-cycles>32</meta:editing-cycles>
    <meta:generator>LibreOffice/3.3$Linux LibreOffice_project/330m19$Build-401</meta:generator>
    <meta:document-statistic meta:table-count="3" meta:cell-count="146" meta:object-count="0"/>
  </office:meta>
</office:document-meta>
</file>